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text-underline-style="none" style:font-name-asian="Calibri" style:font-size-asian="11pt" style:font-size-complex="11pt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版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81b3309bd5fc13f6fdeb469aa49cf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a1e5aa0ec64e12498c7b42218571ea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d33c75f57cfdaac1baf3abea5c551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64394260f7db6889829df2afb1ca10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a1733016a1308723460dc7305a0f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c346ccd983f867ac5f7039cb699b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283eaa9ec888e7fd5433fff1c70a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959530a6bcacd67543af98ea3240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747fe30057f4e836df4e901060d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66ebbb39d2eaa5977e86684d47f37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77f102440056fdafa5cff9cbf911a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8b97fad4825ebb86c1bedffffcc9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6e89f4d5f1eebebe552eca4ce2258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49db5bfee08ef4232ad1fe5530f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8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 第1册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82070039cb069541329ed51107715e9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2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bbb58aaa754ad6e6dfa956c84594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 第3册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table:style-name="ce19" office:value-type="string" calcext:value-type="string">
            <text:p>0f5a8e81ad0c2a7de6d4dde00289b9f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大学学术英语视听说教程 下册 （第2版） Unit 1 TOP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 table:number-rows-repeated="104848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4:18:36.502576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4T14:19:04.470985325</dc:date>
    <meta:editing-cycles>872</meta:editing-cycles>
    <meta:editing-duration>P4DT19H55M24S</meta:editing-duration>
    <meta:generator>LibreOffice/24.8.1.2$Linux_X86_64 LibreOffice_project/480$Build-2</meta:generator>
    <meta:document-statistic meta:table-count="3" meta:cell-count="5026" meta:object-count="0"/>
    <meta:user-defined meta:name="AppVersion">15.0000</meta:user-defined>
  </office:meta>
</office:document-meta>
</file>